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sti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.updateSampl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.Statistic( String name , String unit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stic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stic.appendFieldDescription(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istic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istic.getLastSampl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.ge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.getStar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